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3929in" fo:margin-right="0in" fo:text-align="justify" style:justify-single-word="false" fo:text-indent="0.3929in" style:auto-text-indent="false"/>
    </style:style>
    <style:style style:name="P2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 style:master-page-name="Standard">
      <style:paragraph-properties fo:margin-left="0.5in" fo:margin-right="0in" fo:text-align="justify" style:justify-single-word="false" fo:text-indent="-0.25in" style:auto-text-indent="false" style:page-number="1"/>
    </style:style>
    <style:style style:name="P5" style:family="paragraph" style:parent-style-name="Standard" style:list-style-name="WWNum7">
      <style:paragraph-properties fo:margin-left="1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6">
      <style:paragraph-properties fo:margin-left="1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4">
      <style:paragraph-properties fo:margin-left="1in" fo:margin-right="0in" fo:text-indent="-0.25in" style:auto-text-indent="false"/>
    </style:style>
    <style:style style:name="P9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1.5in" fo:margin-right="0in" fo:text-align="justify" style:justify-single-word="false" fo:text-indent="-0.25in" style:auto-text-indent="false"/>
    </style:style>
    <style:style style:name="P11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.3929in" fo:margin-right="0in" fo:text-indent="0in" style:auto-text-indent="false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background-color="#ffffff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fo:background-color="#ffffff"/>
    </style:style>
    <style:style style:name="T6" style:family="text">
      <style:text-properties fo:font-style="italic" style:font-style-asian="italic"/>
    </style:style>
    <style:style style:name="T7" style:family="text">
      <style:text-properties fo:background-color="#ffffff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87928354" text:style-name="WWNum2">
        <text:list-item>
          <text:p text:style-name="P4"><text:span text:style-name="T1">Что такое ОС, перечислить основные функции</text:span></text:p>
        </text:list-item>
      </text:list>
      <text:p text:style-name="Standard"><text:tab/>Операционная система (ОС) - это программное обеспечение, которое реализует связь между прикладными программами и аппаратной частью компьютеров.</text:p>
      <text:p text:style-name="Standard"><text:tab/>Основные функции ОС:</text:p>
      <text:p text:style-name="Standard"><text:tab/>- Управление процессами и потоками</text:p>
      <text:p text:style-name="Standard"><text:tab/>- Управление памятью</text:p>
      <text:p text:style-name="Standard"><text:tab/>- Управление вводом/выводом</text:p>
      <text:p text:style-name="Standard"><text:tab/>- Управление файлами и файловой системой</text:p>
      <text:p text:style-name="Standard"><text:tab/>- Сетевая поддержка</text:p>
      <text:p text:style-name="Standard"><text:tab/>- Защита данных</text:p>
      <text:p text:style-name="Standard"><text:tab/>- Обеспечение понятного интерфейса пользователя</text:p>
      <text:p text:style-name="Standard"/>
      <text:list xml:id="list110752581083316" text:continue-numbering="true" text:style-name="WWNum2">
        <text:list-item>
          <text:p text:style-name="P2"><text:span text:style-name="T1">Что означает термин “авторизация”, “аутентификация”? Что из этих операций выполняется раньше, почему?</text:span></text:p>
        </text:list-item>
      </text:list>
      <text:p text:style-name="P1"><text:s text:c="5"/>Аутентификация - подтверждение, является ли пользователь тем, за кого себя выдаёт.</text:p>
      <text:p text:style-name="P1"><text:tab/>Авторизация - проверка прав доступа пользователя, который прошел аутентификацию.</text:p>
      <text:p text:style-name="P1"><text:tab/>Аутентификация происходит раньше, поскольку нельзя проверить права доступа пользователя, который не вошёл в систему.</text:p>
      <text:p text:style-name="P1"/>
      <text:list xml:id="list110754422390649" text:continue-numbering="true" text:style-name="WWNum2">
        <text:list-item>
          <text:p text:style-name="P2"><text:span text:style-name="T1">Что такое операционная среда, какие среды можно перечислить?</text:span></text:p>
        </text:list-item>
      </text:list>
      <text:p text:style-name="P1">Операционная среда - это совокупность инструментов, методов и их интеграции и приемов работы с ними, позволяющая решать любые задачи и инструментальной области и большинство задач в прикладных областях. Можно перечислить следующие среды:</text:p>
      <text:list xml:id="list459568655" text:style-name="WWNum7">
        <text:list-item>
          <text:p text:style-name="P5">ОС больших EOM (мейнфреймов). Основная характеристика - продуктивность ввода/вывода: большие EOM оснащают большим количеством периферийных устройств (дисков, терминалов, принтеров, …)</text:p>
        </text:list-item>
        <text:list-item>
          <text:p text:style-name="P5">Серверные. Их задача - обслуживание большого количества запросов пользователей на использование ресурсов.</text:p>
        </text:list-item>
        <text:list-item>
          <text:p text:style-name="P5"><text:soft-page-break/>Персональные. Их создавали ориентируясь на непрофессионального пользователя, реализуя в них понятный графический интерфейс и мультимедиа технологии.</text:p>
        </text:list-item>
        <text:list-item>
          <text:p text:style-name="P5">ОС реального времени. В таких системах операция должна быть выполнена в заданном временном диапазоне.</text:p>
        </text:list-item>
        <text:list-item>
          <text:p text:style-name="P5">Встроенные. К ним относятся управляющие программы для разнообразных микропроцессорных систем.</text:p>
        </text:list-item>
      </text:list>
      <text:p text:style-name="P1"/>
      <text:list xml:id="list110753254770705" text:continue-list="list110754422390649" text:style-name="WWNum2">
        <text:list-item>
          <text:p text:style-name="P2"><text:span text:style-name="T1">Что такое прерывание, какие шаги выполняет система прерываний при возникновении запроса на прерывание? Какие бывают прерывания?</text:span></text:p>
        </text:list-item>
      </text:list>
      <text:p text:style-name="P1">Прерывание - основной механизм, обеспечивающий функционирование ОС. С помощью прерываний, процессор получает информацию про события, не связанные с его основным циклом работы (получение инструкций из памяти и их исполнение).</text:p>
      <text:p text:style-name="P1"><text:tab/>Прерывания бывают двух типов: аппаратные (прерывание ввода-вывода, исходящие от периферийного устройства; прерывания, связанные с ошибками работы программы или периферийного устройства) и программные (их генерирует ПО, вызывая соответствующую инструкцию прерывания).</text:p>
      <text:p text:style-name="P1"><text:tab/>Если возникло прерывание, то процессор незамедлительно передаёт управление специальной процедуре - обработчику прерываний. После выхода из обработчика прерываний, то процессор продолжает выполнение инструкций прерванной программы.</text:p>
      <text:p text:style-name="P1"/>
      <text:list xml:id="list110752351593490" text:continue-numbering="true" text:style-name="WWNum2">
        <text:list-item>
          <text:p text:style-name="P2"><text:span text:style-name="T1">Перечислить основные дисциплины обслуживания прерывания. Объяснить, как можно реализовать каждую из этих дисциплин.</text:span></text:p>
        </text:list-item>
      </text:list>
      <text:p text:style-name="Standard">Правило выбора запроса прерывания для обслуживания наз дисциплиной обслуживания. Сами дисциплины обслуживания (Д. О.):</text:p>
      <text:list xml:id="list3044013859" text:style-name="WWNum5">
        <text:list-item>
          <text:p text:style-name="P3"><text:span text:style-name="T4">Д.О. с циклической очередностью</text:span> заключается в жестком порядке обработки запросов прерывания и связана с циклическим опросом разрядов регистров прерывания с различной частотой. Опрос может быть организован по разному. В простейшем случае все разряды регистра программного поля опрашиваются и как только обнаружив, что один регистр в 1-ом состоянии дальнейший опрос прекращается и начинается обслуживание обнаруженного прерывания. По окончанию его обработки, опрос разряда возобновляется, причем если обновлён i-ый разряд, то сл. опр i+1 разряд. При условии, что время опроса мало по сравнению с временем обработки прерывания. Реализуется как упорядоченная дисциплина обслуживания, по своим характеристикам приближенная характеристике FIFO</text:p>
        </text:list-item>
        <text:list-item>
          <text:p text:style-name="P3"><text:span text:style-name="T4">с относительным приоритетом</text:span>. При этом обслуживание не прерывается даже при наличии запросов с более высокими приоритетами. после окончания обслуживания данного запроса (текущего) обслуживается запрос с наивысшим приоритетом. для организации такой дисциплины необходимо в программе обслуживания данного запроса наложить маски на все остальные прерывания или просто отключить систему прерываний.</text:p>
        </text:list-item>
        <text:list-item>
          <text:p text:style-name="P3"><text:span text:style-name="T4">с абсолютным приоритетом</text:span>. Всегда обслуживаются задачи с наивысшим приоритетом. Для реализации этой дисциплины при запросе на обработку прерываний маскируются все прерывания с низшим приоритетом. При этом возможно многоуровневое прерывание, т. е. прерывание программы обработки прерывания. Число уровней прерывания в этом режиме изменяется и зависит от приоритета запроса по принципу стека: LCFS – last come first served, т . е. запрос с более высоким приоритетом может прервать запрос с более низким приоритетом. При появлении запроса на прерывание система прерываний идентифицирует сигнал и если прерывания разрешены, то управление передается на соотв. программу обработки прерываний.</text:p>
        </text:list-item>
        <text:list-item>
          <text:p text:style-name="P3"><text:span text:style-name="T4">разделения времени</text:span>. При нем для каждого запроса выделяется квант времени, в течении которого запрос должен обслуживаться. Если кванта достаточно, то запрос полностью обслуживается, в ином случае выполнение его прерывается и выполняется следующая по порядку запрос и так циклически опрашивая происходит обработка всех запросов, пока не будут обработаны все запросы.</text:p>
        </text:list-item>
      </text:list>
      <text:p text:style-name="Standard"/>
      <text:p text:style-name="Standard"/>
      <text:list xml:id="list110753431812442" text:continue-list="list110752351593490" text:style-name="WWNum2">
        <text:list-item>
          <text:p text:style-name="P2"><text:span text:style-name="T1">С какой целью вводится в ОС системный модуль?</text:span></text:p>
        </text:list-item>
      </text:list>
      <text:p text:style-name="Standard"/>
      <text:p text:style-name="Standard">Для обеспечения эффективного управления ресурсами компьютера ОС должна иметь определенные привилегии относительно прикладных программ. Необходимо, чтобы прикладные программы не вмешивались в работу ОС, и одновременно ОС должна иметь возможность вмешиваться в работу любой программы, например, для переключений процессора или решения конфликта борьбы за ресурсы. Для реализации таких привелегий необходима аппаратная поддержка: процессор должен поддерживать как минимум два режима работы – <text:span text:style-name="T6">привелигированный</text:span> (защищенный режим, режим ядра, kernel mode) и <text:span text:style-name="T6">режим пользователя</text:span> (user mode). В режиме пользователя недопустимы команды, являющиеся критическими для работы ОС (переключение задач, обращение к памяти вне заданных границ, доступ к устройствам для ввода-вывода и т.д.)</text:p>
      <text:p text:style-name="Standard">После загрузки ядро переключает процессор в превилигированный режим и получает полный контроль над компьютером. Каждое приложение запускается и исполняется в режиме пользователя, где оно не имеет доступ к ресурсам ядра и других программ. Когда надо выполнить действие, реализованное в ядре, приложение выполняет <text:span text:style-name="T6">системный вызов</text:span> (system call). Ядро перехватывает его, переключает процессор в привелигированный режим, выполняет действие, переключает процессор назад в режим пользователя и возвращает результат приложению.</text:p>
      <text:p text:style-name="Standard"><text:soft-page-break/></text:p>
      <text:list xml:id="list110752699597496" text:continue-numbering="true" text:style-name="WWNum2">
        <text:list-item>
          <text:p text:style-name="P2"><text:span text:style-name="T1">Как можно и как следует толковать термин “процесс”? Объяснить, в чем заключается разница между “процесс” и “задача”.</text:span></text:p>
        </text:list-item>
      </text:list>
      <text:p text:style-name="Standard"/>
      <text:p text:style-name="Standard">Под процессом понимают абстракцию ОС, которая объединяет все необходимое для выполнения программы в определенный момент времени. Программа – это некоторая последовательность машинных команд, что хранится на диске и в случае необходимости загружается в память. Можно сказать, что во время выполнения программу представляет процесс.</text:p>
      <text:p text:style-name="Standard">Процессом называют совокупность одного или нескольких потоков и защищенного адресного пространства, в котором эти потоки выполняются.</text:p>
      <text:p text:style-name="Standard">“Процесс” и “задача” часто используются как синонимы, за исключением систем реального времени. Там задача – блок программного кода, ответственный за обработку тех или иных событий, возникающих на объекте управления. Задача может быть «оформлена» в виде:</text:p>
      <text:list xml:id="list1284101233" text:style-name="WWNum6">
        <text:list-item>
          <text:p text:style-name="P6">Отдельного процесса</text:p>
        </text:list-item>
        <text:list-item>
          <text:p text:style-name="P6">Потока управления внутри процесса (нити, легковесного процесса)</text:p>
        </text:list-item>
        <text:list-item>
          <text:p text:style-name="P6">Обработчика прерывания/подпрограммы</text:p>
        </text:list-item>
      </text:list>
      <text:p text:style-name="Standard">Работа зачачи – процесс исполнения блока программного кода в ходе обработки события.</text:p>
      <text:p text:style-name="Standard"/>
      <text:list xml:id="list110752477895251" text:continue-list="list110752699597496" text:style-name="WWNum2">
        <text:list-item>
          <text:p text:style-name="P2"><text:span text:style-name="T1">Что такое “задача”, “процесс”, “поток выполнения”, как они между собой связаны?</text:span></text:p>
        </text:list-item>
      </text:list>
      <text:p text:style-name="Standard"/>
      <text:p text:style-name="Standard">Процесс – абстракция ОС, которая объединяет всё необходимое для выполнения одной программы в определенный момент времени. Также – совокупность одного или нескольких потоков и защищенного адрессного пространства, в котором выполняются данные потоки.</text:p>
      <text:p text:style-name="Standard">Задача как правило используется как синоним процесса, кроме систем реального времени, где задача - блок программного кода, ответственный за обработку тех или иных событий, возникающих в объекте управления. Она может быть 1) процессом, 2) потоком управления внутри процесса, 3) обработчиком прерываний/подпрограммой.</text:p>
      <text:p text:style-name="Standard">Поток выполнения (поток, нитка, thread) – набор последовательно выполняемых команд процессора, которые используют общее адрессное пространство процесса. Т.к. в системе может быть одновременно много потоков, задачей ОС является организация переключений процессора между ними и планировка их исполнения.</text:p>
      <text:p text:style-name="Standard"/>
      <text:list xml:id="list110753888820729" text:continue-numbering="true" text:style-name="WWNum2">
        <text:list-item>
          <text:p text:style-name="P2"><text:span text:style-name="T1">Для чего каждая задача получает соответствующий дескриптор? Какие поля содержатся в дескрипторах процесса (задачи)? Что такое контекст?</text:span></text:p>
        </text:list-item>
      </text:list>
      <text:p text:style-name="Standard"/>
      <text:p text:style-name="Standard">Дескрипторы (handles) – уникальные числовые значения, что идентифицируют процесс и поток для средств режимов пользователя. Так как это числа, то никаких полей они не содержат. Для исполняющей системы Windows XP каждый процесс изображается объектом-процессом исполнительной среды (executive process block, EPROCESS). Для ядра системы процесс изображается объектом-процессом ядра (kernel process object), его также называют блоком процесса ядра (process kernel block, KPROCESS). В режиме пользователя доступен блок окружения процесса (process environment block, PEB), что находится в адресном пространстве этого процесса.</text:p>
      <text:p text:style-name="Standard">Управляющий блок процесса имеет такие основные элементы:</text:p>
      <text:list xml:id="list1789791152" text:style-name="WWNum1">
        <text:list-item>
          <text:p text:style-name="P7"><text:soft-page-break/>блок процессора ядра (KPROCESS):</text:p>
          <text:list>
            <text:list-item>
              <text:p text:style-name="P9">указатель на цепочку блоков потоков ядра, где каждый блок отвечает потоку</text:p>
            </text:list-item>
            <text:list-item>
              <text:p text:style-name="P9">базовая информация, необходимая ядру системы для планирования потоков</text:p>
            </text:list-item>
          </text:list>
        </text:list-item>
        <text:list-item>
          <text:p text:style-name="P7">идентификационная информация:</text:p>
          <text:list>
            <text:list-item>
              <text:p text:style-name="P9">идентификатор процесса (pid)</text:p>
            </text:list-item>
            <text:list-item>
              <text:p text:style-name="P9">идентификатор процесса, который создал этот процес</text:p>
            </text:list-item>
            <text:list-item>
              <text:p text:style-name="P9">имя загруженного программного файла</text:p>
            </text:list-item>
          </text:list>
        </text:list-item>
        <text:list-item>
          <text:p text:style-name="P7">информация о адрессном пространстве процесса</text:p>
        </text:list-item>
        <text:list-item>
          <text:p text:style-name="P7">информация о ресурсах, доступные процессу, и ограничения <text:s/>на использования этих ресурсов</text:p>
        </text:list-item>
        <text:list-item>
          <text:p text:style-name="P7">блок окружения процесса (PEB):</text:p>
          <text:list>
            <text:list-item>
              <text:p text:style-name="P9">начальный адресс участка памяти, куда загружен программный файл</text:p>
            </text:list-item>
            <text:list-item>
              <text:p text:style-name="P9">указатель на динамический участок памяти, доступный процессу</text:p>
            </text:list-item>
          </text:list>
        </text:list-item>
        <text:list-item>
          <text:p text:style-name="P7">информация для подсистемы безопастности</text:p>
        </text:list-item>
      </text:list>
      <text:p text:style-name="Standard">Поток у Windows XP содержит следующие элементы:</text:p>
      <text:list xml:id="list1371156491" text:style-name="WWNum4">
        <text:list-item>
          <text:p text:style-name="P8">содержание набора регистров, которые определяют состояние процессора</text:p>
        </text:list-item>
        <text:list-item>
          <text:p text:style-name="P8">двух стеков – один использутся для работы в режиме пользователя, другой – в режиме ядра; эти стэки размещены в адрессном пространстве процесса, создавшего этот поток.</text:p>
        </text:list-item>
        <text:list-item>
          <text:p text:style-name="P8">локальная память потока (TLS)</text:p>
        </text:list-item>
        <text:list-item>
          <text:p text:style-name="P8">уникальный идентификатор потока (thread id, tid), который выбирают из того самого пространства имен, что и идентификаторы процессов.</text:p>
        </text:list-item>
      </text:list>
      <text:p text:style-name="Standard">Совокупность состояния процессора, стеков и локальной памяти потока состовляет <text:span text:style-name="T6">контекст потока</text:span>. Каждый поток имеет собственный контекст. Все другие ресурсы процесса (его адрессное пространство, открытые файлы и т.п.) обще используются потоками.</text:p>
      <text:p text:style-name="Standard"/>
      <text:list xml:id="list110752467609203" text:continue-list="list110753888820729" text:style-name="WWNum2">
        <text:list-item>
          <text:p text:style-name="P2"><text:span text:style-name="T1">Понятие ресурса. Какие виды и типы ресурса?</text:span></text:p>
        </text:list-item>
      </text:list>
      <text:p text:style-name="P11"><text:soft-page-break/><text:span text:style-name="T7">Термин «ресурс» обычно применяется по отношению к неоднократно используемым, относительно стабильным и «дефицитным» объектам, которые запрашиваются, используются и освобождаются процессами в период их активности. Другими словами, ресурсом является любой объект, который может распределяться внутри системы. Ресурсы могут быть разделяемыми, когда несколько процессов могут их использовать одновременно (в один и тот же момент времени) или параллельно (в течение некоторого интервала времени процессы используют ресурс попеременно), а могут быть и неделимыми.</text:span></text:p>
      <text:p text:style-name="P11"><text:span text:style-name="T7">При разработке первых систем программирования под понятием «ресурсы» понимали процессорное время, память, каналы ввода/вывода и периферийные устройства. Однако скоро понятие ресурса стало более универсальным и общим. Различного рода программные и информационные ресурсы также могут быть определены для системы как объекты, которые могут разделяться и распределяться, и доступ к которым необходимо соответствующим образом контролировать. В настоящее время понятие ресурса превратилось в абстрактную структуру с целым рядом атрибутов, характеризующих способы доступа к этой структуре и ее физическое представление в системе. Более того, к ресурсам стали относиться и такие объекты, как сообщения и синхросигналы, которыми обмениваются задачи.</text:span></text:p>
      <text:p text:style-name="P11"><text:span text:style-name="T7">Виды ресурсов:</text:span></text:p>
      <text:list xml:id="list1065818670" text:style-name="WWNum3">
        <text:list-item>
          <text:p text:style-name="P10"><text:span text:style-name="T7">аппаратные;</text:span></text:p>
        </text:list-item>
        <text:list-item>
          <text:p text:style-name="P10"><text:span text:style-name="T7">программные;</text:span></text:p>
        </text:list-item>
        <text:list-item>
          <text:p text:style-name="P10"><text:span text:style-name="T7">информационные.</text:span></text:p>
        </text:list-item>
      </text:list>
      <text:p text:style-name="Standard"/>
      <text:list xml:id="list110754342517905" text:continue-list="list110752467609203" text:style-name="WWNum2">
        <text:list-item>
          <text:p text:style-name="P2"><text:span text:style-name="T1">Сколько и каких списков дескрипторов задач может быть в системе, от чего должно зависеть это число?</text:span></text:p>
        </text:list-item>
      </text:list>
      <text:p text:style-name="Standard"><text:span text:style-name="T7">Ядро хранит информацию о всех процессах в двухсвязном списке, который называется task list (список задач). Каждый элемент этого списка является дескриптором процесса и имеет тип структуры struct task_struct. Дескриптор процесса содержит всю информацию об определенном процессе.</text:span></text:p>
      <text:p text:style-name="Standard">Списков дескрипторов задач в системе может быть столько, сколько различных видов ресурсов могут вызывать состояние ожидания. Например, состояний ожидания завершения операции ввода/вывода может быть столько, сколько устройств ввода/вывода имеется в системе.</text:p>
      <text:p text:style-name="Standard">В некоторых операционных системах количество дескрипторов задач определяется жест­ко и заранее (на этапе генерации варианта операционной системы или в конфигурационном файле, который используется при загрузке ОС), в других – по мере необходимости система может выделять участки памяти под новые дескрипторы задач. Например, в OS/2 максимально возможное количество дескрипторов задач опреде­ляется в конфигурационном файле CONFIG.SYS, а в Windows NT оно в явном виде не задается.</text:p>
      <text:p text:style-name="P12"/>
      <text:list xml:id="list110754101023848" text:continue-numbering="true" text:style-name="WWNum2">
        <text:list-item>
          <text:p text:style-name="P2"><text:span text:style-name="T1">В чем заключается различие между повторновходимыми и рентабельными модулями? Как они реализуются?</text:span></text:p>
        </text:list-item>
      </text:list>
      <text:p text:style-name="Standard"><text:span text:style-name="T4">Рентерабельные программные модули</text:span> допускают повторное многократное прерывание своего исполнения и по­вторный их запуск по обращению из других задач. Для этого реентерабельные программные модули должны быть созданы таким образом, чтобы было обеспечено сохранение промежуточных вычислений для прерываемых вычислений и возврат к ним, когда вычислительный процесс во­зобновляется с прерванной ранее точки. Это может быть реализовано двумя спо­собами: с помощью<text:span text:style-name="T4"> статических</text:span> и <text:span text:style-name="T4">динамических методов выделения памяти</text:span> под сохраняемые значения.</text:p>
      <text:p text:style-name="Standard">Основной, наиболее часто используемый динамический – способ выделения памяти для сохранения всех промежуточных результатов вы­числения, относящихся к реентерабельному программному модулю.</text:p>
      <text:p text:style-name="Standard">Что касается статического способа выделения памяти, то здесь речь может идти, например, о том, что заранее для фиксированного числа вычислительных про­цессов резервируются области памяти, в которых будут располагаться перемен­ные рентерабельных программных модулей: для каждого процесса – своя область памяти. Чаще всего в качестве таких процессов выступают процессы ввода/вы­вода и речь идёт о рентерабельных драйверах.</text:p>
      <text:p text:style-name="Standard"><text:span text:style-name="T5">Реентерабельность</text:span><text:span text:style-name="T7"> тесно связана с безопасностью функции в многопоточной среде (thread-safety), тем не менее, это разные понятия. Обеспечение реентерабельности является ключевым моментом при программировании многозадачных систем, в частности, операционных систем.</text:span></text:p>
      <text:p text:style-name="Standard"><text:span text:style-name="T4">Повторновходимыми</text:span> называют программные модули, которые тоже допускают свое многократное параллельное использование, но в отличие от реентерабельных их нельзя прерывать. Повторно входимые программные мо­дули состоят из привилегированных секций и повторное обращение к ним воз­можно только после завершения какой-нибудь из таких секций. После выпол­нения очередной привилегированной секции управление может быть передано супервизору, и если он предоставит возможность выполняться другому процес­су, то возможно повторное вхождение в рассматриваемый программный модуль. Другими словами, в повторно входимых программных модулях четко предопре­делены все допустимые точки входа. Следует отметить, что по­вторно входимые программные модули встречаются гораздо чаще реентерабель­ных.</text:p>
      <text:p text:style-name="P12"/>
      <text:list xml:id="list110754373336163" text:continue-numbering="true" text:style-name="WWNum2">
        <text:list-item>
          <text:p text:style-name="P2"><text:span text:style-name="T1">Что такое привелигированный прогрессивный модуль?</text:span></text:p>
        </text:list-item>
      </text:list>
      <text:p text:style-name="Standard">Привилегированные программные модули работают в так называемом привилеги­рованном режиме, то есть при отключенной системе прерываний, так, что никакие внешние события не могут нарушить естественный порядок вычислений. В результате программный модуль выполня­ется до своего конца, после чего он может быть вновь вызван на исполнение из другой задачи. С позиций стороннего на­блюдателя по отношению к вычислительным процессам, которые попеременно (причем, возможно, неоднократно) в течение срока своей «жизни» вызывают не­который привилегированный программный модуль, такой модуль будет высту­пать как попеременно разделяемый ресурс. 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929in" fo:margin-right="0in" fo:line-height="115%" fo:text-align="justify" style:justify-single-word="false" fo:text-indent="0.3929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in" fo:margin-bottom="0.5772in" fo:margin-left="0.4917in" fo:margin-right="0.5957in" style:writing-mode="lr-tb" style:layout-grid-color="#c0c0c0" style:layout-grid-lines="264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7" meta:word-count="2024" meta:character-count="15959" meta:non-whitespace-character-count="14033"/>
    <meta:generator>LibreOfficeDev/6.0.5.2$Linux_X86_64 LibreOffice_project/</meta:generator>
  </office:meta>
</office:document-meta>
</file>